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49">
      <style:drawing-page-properties draw:fill="bitmap" draw:fill-image-name="a3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778in" draw:shadow-offset-y="0.02778in" draw:shadow-color="#ffffff" draw:shadow-opacity="100%" draw:auto-grow-width="false" draw:auto-grow-height="tru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778in" draw:shadow-offset-y="0.02778in" draw:shadow-color="#ffffff" draw:shadow-opacity="100%" draw:auto-grow-width="false" draw:auto-grow-height="tru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778in" draw:shadow-offset-y="0.02778in" draw:shadow-color="#ffffff" draw:shadow-opacity="100%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bitmap" draw:fill-image-name="a3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center" draw:fill="solid" draw:fill-color="#b2b2b2" draw:opacity="100%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49" draw:master-page-name="Master1-Layout7-blank-Blank" presentation:presentation-page-layout-name="Master1-PPL7" draw:id="Slide-256">
        <draw:frame draw:id="id67" draw:style-name="a355" draw:name="Text Box 3" svg:x="0in" svg:y="0.5in" svg:width="10in" svg:height="1.10069in">
          <draw:text-box>
            <text:p text:style-name="a354" text:class-names="" text:cond-style-name=""><text:span text:style-name="a350" text:class-names="">For True Singing</text:span><text:span text:style-name="a351" text:class-names=""><text:line-break/></text:span><text:span text:style-name="a352" text:class-names="">Fred D. Gealy, USA, 20th cent.; alt. by Laurence Hull Stookey, 1987 (Ja. 1:22)</text:span><text:span text:style-name="a353" text:class-names=""/></text:p>
          </draw:text-box>
          <svg:title/>
          <svg:desc/>
        </draw:frame>
        <draw:frame draw:id="id68" draw:style-name="a358" draw:name="Text Box 4" svg:x="8.33333in" svg:y="0.33333in" svg:width="1.66667in" svg:height="0.83333in">
          <draw:text-box>
            <text:p text:style-name="a357" text:class-names="" text:cond-style-name=""><text:span text:style-name="a356" text:class-names="">69</text:span></text:p>
          </draw:text-box>
          <svg:title/>
          <svg:desc/>
        </draw:frame>
        <draw:frame draw:id="id69" draw:style-name="a363" draw:name="Text Box 5" svg:x="0in" svg:y="1.75in" svg:width="10in" svg:height="5.35417in">
          <draw:text-box>
            <text:p text:style-name="a360" text:class-names="" text:cond-style-name=""><text:span text:style-name="a359" text:class-names="">Glorious God, source of joy <text:line-break/>and righteousness,<text:line-break/>enable us as redeemed and <text:line-break/>forgiven children<text:line-break/>evermore to rejoice<text:line-break/>in singing your praises.</text:span></text:p>
            <text:p text:style-name="a362" text:class-names="" text:cond-style-name=""><text:span text:style-name="a361" text:class-names="">Alt. © 1989 The United Methodist Publishing House</text:span></text:p>
          </draw:text-box>
          <svg:title/>
          <svg:desc/>
        </draw:frame>
        <draw:frame draw:id="id70" presentation:style-name="a366" draw:name="Rectangle 6" svg:x="0.75in" svg:y="-1.83333in" svg:width="8.5in" svg:height="1.25in" presentation:class="title" presentation:placeholder="false">
          <draw:text-box>
            <text:p text:style-name="a365" text:class-names="" text:cond-style-name=""><text:span text:style-name="a364" text:class-names="">For True Singing</text:span></text:p>
          </draw:text-box>
          <svg:title/>
          <svg:desc/>
        </draw:frame>
      </draw:page>
      <draw:page draw:name="Slide2" draw:style-name="a368" draw:master-page-name="Master1-Layout7-blank-Blank" presentation:presentation-page-layout-name="Master1-PPL7" draw:id="Slide-257">
        <draw:frame draw:id="id71" draw:style-name="a371" draw:name="Text Box 4" svg:x="0in" svg:y="1.19965in" svg:width="10in" svg:height="4.90278in">
          <draw:text-box>
            <text:p text:style-name="a370" text:class-names="" text:cond-style-name=""><text:span text:style-name="a369" text:class-names="">Grant that what we sing<text:line-break/>with our lips<text:line-break/> <text:s text:c="4"/>we may believe in our hearts,<text:line-break/>and what we believe<text:line-break/>in our hearts<text:line-break/> <text:s text:c="4"/>we may practice in our lives;</text:span></text:p>
          </draw:text-box>
          <svg:title/>
          <svg:desc/>
        </draw:frame>
      </draw:page>
      <draw:page draw:name="Slide3" draw:style-name="a373" draw:master-page-name="Master1-Layout7-blank-Blank" presentation:presentation-page-layout-name="Master1-PPL7" draw:id="Slide-258">
        <draw:frame draw:id="id72" draw:style-name="a377" draw:name="Text Box 2" svg:x="0in" svg:y="0.89757in" svg:width="10in" svg:height="5.70312in">
          <draw:text-box>
            <text:p text:style-name="a376" text:class-names="" text:cond-style-name=""><text:span text:style-name="a374" text:class-names="">so that being doers<text:line-break/>of the Word<text:line-break/>and not hearers only,<text:line-break/>we may receive<text:line-break/>everlasting life;<text:line-break/>through Jesus Christ<text:line-break/>our Lord.</text:span><text:span text:style-name="a375" text:class-names=""><text:s text:c="2"/>Amen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2" style:display-name="Title and Content">
      <presentation:placeholder presentation:object="title" svg:x="0.75in" svg:y="0.66667in" svg:width="8.5in" svg:height="1.25in"/>
      <presentation:placeholder presentation:object="object" svg:x="0.75in" svg:y="2.16667in" svg:width="8.5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4" style:display-name="Two Content">
      <presentation:placeholder presentation:object="title" svg:x="0.75in" svg:y="0.66667in" svg:width="8.5in" svg:height="1.25in"/>
      <presentation:placeholder presentation:object="object" svg:x="0.75in" svg:y="2.16667in" svg:width="4.16667in" svg:height="4.5in"/>
      <presentation:placeholder presentation:object="object" svg:x="5.08333in" svg:y="2.16667in" svg:width="4.16667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6" style:display-name="Title Only">
      <presentation:placeholder presentation:object="title" svg:x="0.75in" svg:y="0.66667in" svg:width="8.5in" svg:height="1.2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7" style:display-name="Blank"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0" style:display-name="Title and Vertical Text">
      <presentation:placeholder presentation:object="title" svg:x="0.75in" svg:y="0.66667in" svg:width="8.5in" svg:height="1.25in"/>
      <presentation:placeholder presentation:object="outline" svg:x="0.75in" svg:y="2.16667in" svg:width="8.5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1" style:display-name="Vertical Title and Text">
      <presentation:placeholder presentation:object="title" svg:x="7.125in" svg:y="0.66667in" svg:width="2.125in" svg:height="6in"/>
      <presentation:placeholder presentation:object="outline" svg:x="0.75in" svg:y="0.66667in" svg:width="6.20833in" svg:height="6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default-style style:family="graphic">
      <style:graphic-properties draw:fill="solid" draw:fill-color="#00cc99" draw:opacity="100%" draw:stroke="solid" svg:stroke-width="0.01042in" svg:stroke-color="#000000" svg:stroke-opacity="100%" draw:stroke-linejoin="round" svg:stroke-linecap="butt"/>
    </style:default-style>
    <draw:fill-image draw:name="a77" xlink:href="media/image1.jpeg" xlink:show="embed" xlink:actuate="onLoad"/>
    <draw:fill-image draw:name="a0" xlink:href="media/image1.jpeg" xlink:show="embed" xlink:actuate="onLoad"/>
    <draw:fill-image draw:name="a275" xlink:href="media/image1.jpeg" xlink:show="embed" xlink:actuate="onLoad"/>
    <draw:fill-image draw:name="a220" xlink:href="media/image1.jpeg" xlink:show="embed" xlink:actuate="onLoad"/>
    <draw:fill-image draw:name="a95" xlink:href="media/image1.jpeg" xlink:show="embed" xlink:actuate="onLoad"/>
    <draw:fill-image draw:name="a30" xlink:href="media/image1.jpeg" xlink:show="embed" xlink:actuate="onLoad"/>
    <draw:fill-image draw:name="a209" xlink:href="media/image1.jpeg" xlink:show="embed" xlink:actuate="onLoad"/>
    <draw:fill-image draw:name="a348" xlink:href="media/image1.jpeg" xlink:show="embed" xlink:actuate="onLoad"/>
    <draw:fill-image draw:name="a372" xlink:href="media/image1.jpeg" xlink:show="embed" xlink:actuate="onLoad"/>
    <draw:fill-image draw:name="a367" xlink:href="media/image1.jpeg" xlink:show="embed" xlink:actuate="onLoad"/>
    <draw:fill-image draw:name="a47" xlink:href="media/image1.jpeg" xlink:show="embed" xlink:actuate="onLoad"/>
    <draw:fill-image draw:name="a305" xlink:href="media/image1.jpeg" xlink:show="embed" xlink:actuate="onLoad"/>
    <draw:fill-image draw:name="a254" xlink:href="media/image1.jpeg" xlink:show="embed" xlink:actuate="onLoad"/>
    <draw:fill-image draw:name="a195" xlink:href="media/image1.jpeg" xlink:show="embed" xlink:actuate="onLoad"/>
    <draw:fill-image draw:name="a141" xlink:href="media/image1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bitmap" draw:fill-image-name="a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">
      <style:drawing-page-properties draw:fill="bitmap" draw:fill-image-name="a1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">
      <style:drawing-page-properties draw:fill="bitmap" draw:fill-image-name="a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bitmap" draw:fill-image-name="a2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bitmap" draw:fill-image-name="a2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bitmap" draw:fill-image-name="a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bitmap" draw:fill-image-name="a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bitmap" draw:fill-image-name="a2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bitmap" draw:fill-image-name="a1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bitmap" draw:fill-image-name="a3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bitmap" draw:fill-image-name="a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1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9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9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2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2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3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3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6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3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6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3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2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8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8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5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-Design" style:page-layout-name="pageLayout1" draw:style-name="a1">
      <draw:frame draw:id="id0" presentation:style-name="a4" draw:name="Rectangle 2" svg:x="0.75in" svg:y="0.66667in" svg:width="8.5in" svg:height="1.2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Rectangle 3" svg:x="0.75in" svg:y="2.16667in" svg:width="8.5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ctangle 4" svg:x="0.75in" svg:y="6.83333in" svg:width="2.08333in" svg:height="0.5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Rectangle 5" svg:x="3.41667in" svg:y="6.83333in" svg:width="3.16667in" svg:height="0.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ctangle 6" svg:x="7.16667in" svg:y="6.83333in" svg:width="2.08333in" svg:height="0.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4" draw:name="Title 1" svg:x="1.25in" svg:y="1.22743in" svg:width="7.5in" svg:height="2.61111in" presentation:class="title" presentation:placeholder="false">
        <draw:text-box>
          <text:p text:style-name="a33" text:class-names="" text:cond-style-name=""><text:span text:style-name="a32" text:class-names="">Click to edit Master title style</text:span></text:p>
        </draw:text-box>
        <svg:title/>
        <svg:desc/>
      </draw:frame>
      <draw:frame draw:id="id6" presentation:style-name="a37" draw:name="Subtitle 2" svg:x="1.25in" svg:y="3.93924in" svg:width="7.5in" svg:height="1.81076in" presentation:class="subtitle" presentation:placeholder="false">
        <draw:text-box>
          <text:p text:style-name="a36" text:class-names="" text:cond-style-name=""><text:span text:style-name="a35" text:class-names="">Click to edit Master subtitle style</text:span></text:p>
        </draw:text-box>
        <svg:title/>
        <svg:desc/>
      </draw:frame>
      <draw:frame draw:id="id7" presentation:style-name="a40" draw:name="Date Placeholder 3" svg:x="0.75in" svg:y="6.83333in" svg:width="2.08333in" svg:height="0.5in" presentation:class="date-tim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8" presentation:style-name="a43" draw:name="Footer Placeholder 4" svg:x="3.41667in" svg:y="6.83333in" svg:width="3.16667in" svg:height="0.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16667in" svg:y="6.83333in" svg:width="2.08333in" svg:height="0.5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8">
      <draw:frame draw:id="id10" presentation:style-name="a51" draw:name="Title 1" svg:x="0.75in" svg:y="0.66667in" svg:width="8.5in" svg:height="1.25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1" presentation:style-name="a67" draw:name="Content Placeholder 2" svg:x="0.75in" svg:y="2.16667in" svg:width="8.5in" svg:height="4.5in" presentation:class="object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  <text:list text:style-name="a57">
            <text:list-item>
              <text:list text:style-name="a57">
                <text:list-item>
                  <text:p text:style-name="a56" text:class-names="" text:cond-style-name=""><text:span text:style-name="a55" text:class-names="">Second level</text:span></text:p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p text:style-name="a59" text:class-names="" text:cond-style-name=""><text:span text:style-name="a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p text:style-name="a62" text:class-names="" text:cond-style-name=""><text:span text:style-name="a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list text:style-name="a66">
                            <text:list-item>
                              <text:p text:style-name="a65" text:class-names="" text:cond-style-name=""><text:span text:style-name="a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75in" svg:y="6.83333in" svg:width="2.08333in" svg:height="0.5in" presentation:class="date-tim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3" presentation:style-name="a73" draw:name="Footer Placeholder 4" svg:x="3.41667in" svg:y="6.83333in" svg:width="3.16667in" svg:height="0.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16667in" svg:y="6.83333in" svg:width="2.08333in" svg:height="0.5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8">
      <draw:frame draw:id="id15" presentation:style-name="a81" draw:name="Title 1" svg:x="0.68229in" svg:y="1.86979in" svg:width="8.625in" svg:height="3.11979in" presentation:class="title" presentation:placeholder="false">
        <draw:text-box>
          <text:p text:style-name="a80" text:class-names="" text:cond-style-name=""><text:span text:style-name="a79" text:class-names="">Click to edit Master title style</text:span></text:p>
        </draw:text-box>
        <svg:title/>
        <svg:desc/>
      </draw:frame>
      <draw:frame draw:id="id16" presentation:style-name="a85" draw:name="Text Placeholder 2" svg:x="0.68229in" svg:y="5.0191in" svg:width="8.625in" svg:height="1.64062in" presentation:class="outline" presentation:placeholder="false">
        <draw:text-box>
          <text:list text:style-name="a84">
            <text:list-item>
              <text:p text:style-name="a83" text:class-names="" text:cond-style-name=""><text:span text:style-name="a82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75in" svg:y="6.83333in" svg:width="2.08333in" svg:height="0.5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1" draw:name="Footer Placeholder 4" svg:x="3.41667in" svg:y="6.83333in" svg:width="3.16667in" svg:height="0.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16667in" svg:y="6.83333in" svg:width="2.08333in" svg:height="0.5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6">
      <draw:frame draw:id="id20" presentation:style-name="a99" draw:name="Title 1" svg:x="0.75in" svg:y="0.66667in" svg:width="8.5in" svg:height="1.25in" presentation:class="title" presentation:placeholder="false">
        <draw:text-box>
          <text:p text:style-name="a98" text:class-names="" text:cond-style-name=""><text:span text:style-name="a97" text:class-names="">Click to edit Master title style</text:span></text:p>
        </draw:text-box>
        <svg:title/>
        <svg:desc/>
      </draw:frame>
      <draw:frame draw:id="id21" presentation:style-name="a115" draw:name="Content Placeholder 2" svg:x="0.75in" svg:y="2.16667in" svg:width="4.16667in" svg:height="4.5in" presentation:class="object" presentation:placeholder="false">
        <draw:text-box>
          <text:list text:style-name="a102">
            <text:list-item>
              <text:p text:style-name="a101" text:class-names="" text:cond-style-name=""><text:span text:style-name="a100" text:class-names="">Click to edit Master text styles</text:span></text:p>
            </text:list-item>
          </text:list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Second level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1" draw:name="Content Placeholder 3" svg:x="5.08333in" svg:y="2.16667in" svg:width="4.16667in" svg:height="4.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75in" svg:y="6.83333in" svg:width="2.08333in" svg:height="0.5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5" svg:x="3.41667in" svg:y="6.83333in" svg:width="3.16667in" svg:height="0.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16667in" svg:y="6.83333in" svg:width="2.08333in" svg:height="0.5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2">
      <draw:frame draw:id="id26" presentation:style-name="a145" draw:name="Title 1" svg:x="0.68924in" svg:y="0.39931in" svg:width="8.625in" svg:height="1.44965in" presentation:class="title" presentation:placeholder="false">
        <draw:text-box>
          <text:p text:style-name="a144" text:class-names="" text:cond-style-name=""><text:span text:style-name="a143" text:class-names="">Click to edit Master title style</text:span></text:p>
        </draw:text-box>
        <svg:title/>
        <svg:desc/>
      </draw:frame>
      <draw:frame draw:id="id27" presentation:style-name="a149" draw:name="Text Placeholder 2" svg:x="0.68924in" svg:y="1.83854in" svg:width="4.2309in" svg:height="0.90104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</draw:text-box>
        <svg:title/>
        <svg:desc/>
      </draw:frame>
      <draw:frame draw:id="id28" presentation:style-name="a165" draw:name="Content Placeholder 3" svg:x="0.68924in" svg:y="2.73958in" svg:width="4.2309in" svg:height="4.02951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9" draw:name="Text Placeholder 4" svg:x="5.0625in" svg:y="1.83854in" svg:width="4.25174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0" presentation:style-name="a185" draw:name="Content Placeholder 5" svg:x="5.0625in" svg:y="2.73958in" svg:width="4.25174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75in" svg:y="6.83333in" svg:width="2.08333in" svg:height="0.5in" presentation:class="date-time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2" presentation:style-name="a191" draw:name="Footer Placeholder 7" svg:x="3.41667in" svg:y="6.83333in" svg:width="3.16667in" svg:height="0.5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16667in" svg:y="6.83333in" svg:width="2.08333in" svg:height="0.5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6">
      <draw:frame draw:id="id34" presentation:style-name="a199" draw:name="Title 1" svg:x="0.75in" svg:y="0.66667in" svg:width="8.5in" svg:height="1.25in" presentation:class="title" presentation:placeholder="false">
        <draw:text-box>
          <text:p text:style-name="a198" text:class-names="" text:cond-style-name=""><text:span text:style-name="a197" text:class-names="">Click to edit Master title style</text:span></text:p>
        </draw:text-box>
        <svg:title/>
        <svg:desc/>
      </draw:frame>
      <draw:frame draw:id="id35" presentation:style-name="a202" draw:name="Date Placeholder 2" svg:x="0.75in" svg:y="6.83333in" svg:width="2.08333in" svg:height="0.5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6" presentation:style-name="a205" draw:name="Footer Placeholder 3" svg:x="3.41667in" svg:y="6.83333in" svg:width="3.16667in" svg:height="0.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16667in" svg:y="6.83333in" svg:width="2.08333in" svg:height="0.5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0">
      <draw:frame draw:id="id38" presentation:style-name="a213" draw:name="Date Placeholder 1" svg:x="0.75in" svg:y="6.83333in" svg:width="2.08333in" svg:height="0.5in" presentation:class="date-time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9" presentation:style-name="a216" draw:name="Footer Placeholder 2" svg:x="3.41667in" svg:y="6.83333in" svg:width="3.16667in" svg:height="0.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16667in" svg:y="6.83333in" svg:width="2.08333in" svg:height="0.5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1">
      <draw:frame draw:id="id41" presentation:style-name="a224" draw:name="Title 1" svg:x="0.68924in" svg:y="0.5in" svg:width="3.22569in" svg:height="1.75in" presentation:class="title" presentation:placeholder="false">
        <draw:text-box>
          <text:p text:style-name="a223" text:class-names="" text:cond-style-name=""><text:span text:style-name="a222" text:class-names="">Click to edit Master title style</text:span></text:p>
        </draw:text-box>
        <svg:title/>
        <svg:desc/>
      </draw:frame>
      <draw:frame draw:id="id42" presentation:style-name="a240" draw:name="Content Placeholder 2" svg:x="4.25174in" svg:y="1.07986in" svg:width="5.0625in" svg:height="5.32986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4" draw:name="Text Placeholder 3" svg:x="0.68924in" svg:y="2.25in" svg:width="3.22569in" svg:height="4.1684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75in" svg:y="6.83333in" svg:width="2.08333in" svg:height="0.5in" presentation:class="date-time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5" presentation:style-name="a250" draw:name="Footer Placeholder 5" svg:x="3.41667in" svg:y="6.83333in" svg:width="3.16667in" svg:height="0.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16667in" svg:y="6.83333in" svg:width="2.08333in" svg:height="0.5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5">
      <draw:frame draw:id="id47" presentation:style-name="a258" draw:name="Title 1" svg:x="0.68924in" svg:y="0.5in" svg:width="3.22569in" svg:height="1.75in" presentation:class="title" presentation:placeholder="false">
        <draw:text-box>
          <text:p text:style-name="a257" text:class-names="" text:cond-style-name=""><text:span text:style-name="a256" text:class-names="">Click to edit Master title style</text:span></text:p>
        </draw:text-box>
        <svg:title/>
        <svg:desc/>
      </draw:frame>
      <draw:frame draw:id="id48" presentation:style-name="a261" draw:name="Picture Placeholder 2" svg:x="4.25174in" svg:y="1.07986in" svg:width="5.0625in" svg:height="5.32986in" presentation:class="graphic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49" presentation:style-name="a265" draw:name="Text Placeholder 3" svg:x="0.68924in" svg:y="2.25in" svg:width="3.22569in" svg:height="4.1684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75in" svg:y="6.83333in" svg:width="2.08333in" svg:height="0.5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1" presentation:style-name="a271" draw:name="Footer Placeholder 5" svg:x="3.41667in" svg:y="6.83333in" svg:width="3.16667in" svg:height="0.5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16667in" svg:y="6.83333in" svg:width="2.08333in" svg:height="0.5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6">
      <draw:frame draw:id="id53" presentation:style-name="a279" draw:name="Title 1" svg:x="0.75in" svg:y="0.66667in" svg:width="8.5in" svg:height="1.25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54" presentation:style-name="a295" draw:name="Vertical Text Placeholder 2" svg:x="0.75in" svg:y="2.16667in" svg:width="8.5in" svg:height="4.5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75in" svg:y="6.83333in" svg:width="2.08333in" svg:height="0.5in" presentation:class="date-time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6" presentation:style-name="a301" draw:name="Footer Placeholder 4" svg:x="3.41667in" svg:y="6.83333in" svg:width="3.16667in" svg:height="0.5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16667in" svg:y="6.83333in" svg:width="2.08333in" svg:height="0.5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6">
      <draw:frame draw:id="id58" presentation:style-name="a309" draw:name="Vertical Title 1" svg:x="7.125in" svg:y="0.66667in" svg:width="2.125in" svg:height="6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9" presentation:style-name="a325" draw:name="Vertical Text Placeholder 2" svg:x="0.75in" svg:y="0.66667in" svg:width="6.20833in" svg:height="6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75in" svg:y="6.83333in" svg:width="2.08333in" svg:height="0.5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1" presentation:style-name="a331" draw:name="Footer Placeholder 4" svg:x="3.41667in" svg:y="6.83333in" svg:width="3.16667in" svg:height="0.5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16667in" svg:y="6.83333in" svg:width="2.08333in" svg:height="0.5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35">
      <draw:frame draw:id="id63" presentation:style-name="a338" draw:name="Rectangle 2" svg:x="0in" svg:y="0in" svg:width="3.25in" svg:height="0.5in" presentation:class="head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4" presentation:style-name="a341" draw:name="Rectangle 3" svg:x="4.25in" svg:y="0in" svg:width="3.25in" svg:height="0.5in" presentation:class="date-time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65" presentation:style-name="a344" draw:name="Rectangle 4" svg:x="0in" svg:y="9.5in" svg:width="3.25in" svg:height="0.5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6" presentation:style-name="a347" draw:name="Rectangle 5" svg:x="4.25in" svg:y="9.5in" svg:width="3.25in" svg:height="0.5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teve</meta:initial-creator>
    <dc:creator>jeriksen</dc:creator>
    <meta:creation-date>2001-01-09T21:01:34Z</meta:creation-date>
    <dc:date>2022-12-18T04:09:31Z</dc:date>
    <meta:editing-cycles>19</meta:editing-cycles>
    <meta:editing-duration>PT9924S</meta:editing-duration>
    <meta:document-statistic meta:paragraph-count="7" meta:word-count="99"/>
  </office:meta>
</office:document-meta>
</file>